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fb2f" officeooo:paragraph-rsid="0006fb2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6fb2f" officeooo:paragraph-rsid="0006fb2f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fo:font-weight="bold" officeooo:rsid="0006fb2f" officeooo:paragraph-rsid="0006fb2f" style:font-size-asian="13.1000003814697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bold" officeooo:rsid="0006fb2f" officeooo:paragraph-rsid="0008939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6fb2f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06fb2f" officeooo:paragraph-rsid="0008939f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08939f" officeooo:paragraph-rsid="0008939f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0c1176" officeooo:paragraph-rsid="000c1176" style:font-size-asian="12.25pt" style:font-weight-asian="normal" style:font-size-complex="14pt" style:font-weight-complex="normal"/>
    </style:style>
    <style:style style:name="T1" style:family="text">
      <style:text-properties fo:font-size="16pt" fo:font-weight="bold" officeooo:rsid="0006fb2f" style:font-size-asian="14pt" style:font-weight-asian="bold" style:font-size-complex="16pt" style:font-weight-complex="bold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officeooo:rsid="000b8010"/>
    </style:style>
    <style:style style:name="T4" style:family="text">
      <style:text-properties officeooo:rsid="000c11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7ACT4: Sitemap</text:p>
      <text:p text:style-name="P2">Activitat 1</text:p>
      <text:list xml:id="list1231693060" text:style-name="L1">
        <text:list-item>
          <text:p text:style-name="P3">Quina diferència hi ha entre un títol d’un document html i metaetiqueta «description».</text:p>
          <text:p text:style-name="P7">La metaetiqueta description de una página proporciona a Google y a otros motores de cerca un resumen sobre la página. Mientras que el título de una página contiene pocas palabras, la metaetiqueta description podría contener un par de frases o incluso un párrafo corto.</text:p>
          <text:p text:style-name="P7"/>
        </text:list-item>
      </text:list>
      <text:p text:style-name="P5"><text:span text:style-name="T1">Activitat 2<text:tab/></text:span></text:p>
      <text:list xml:id="list95810390442399" text:continue-numbering="true" text:style-name="L1">
        <text:list-item>
          <text:p text:style-name="P4"><text:span text:style-name="T2">Per què és important la meaetiqueta de «description»?</text:span></text:p>
          <text:p text:style-name="P6">Las metaetiquetas description son importantes ya que google podría utilizarlas como fragmentos de descripción de tus páginas.</text:p>
          <text:p text:style-name="P6"/>
        </text:list-item>
      </text:list>
      <text:p text:style-name="P2">Activitat 3</text:p>
      <text:list xml:id="list95811410205530" text:continue-numbering="true" text:style-name="L1">
        <text:list-item>
          <text:p text:style-name="P4">Què s’ha de tindre present en les URL per a tindre un millor posicionament?</text:p>
          <text:p text:style-name="P6">Crear URL lo más simple possible, tanto para los usuarios como para los motores de cerca.</text:p>
          <text:p text:style-name="P6"/>
        </text:list-item>
      </text:list>
      <text:p text:style-name="P2">Activitat 4</text:p>
      <text:list xml:id="list95809980199376" text:continue-numbering="true" text:style-name="L1">
        <text:list-item>
          <text:p text:style-name="P4">Quina diferència hi ha entre un sitemap HTML i un sitemap XML?</text:p>
          <text:p text:style-name="P6">Un sitemap HTML puede ayudar a los usuarios a encontrar contenido que están buscando de forma muy sencilla, y un sitemap XML puede ayudar a los motores de cerca a encontrar las páginas de tu sitio web.</text:p>
          <text:p text:style-name="P6"/>
        </text:list-item>
      </text:list>
      <text:p text:style-name="P2">Activitat 5</text:p>
      <text:list xml:id="list95810637804465" text:continue-numbering="true" text:style-name="L1">
        <text:list-item>
          <text:p text:style-name="P4">Per a què serveix ĺ’arxiu robots.txt?</text:p>
          <text:p text:style-name="P6">El archivo «<text:span text:style-name="T3">robots.txt</text:span>» <text:span text:style-name="T3">les dice a los motores de búsqueda a qué partes de tu sitio web pueden acceder y consecuentemente rastrear.</text:span></text:p>
          <text:p text:style-name="P6"/>
        </text:list-item>
      </text:list>
      <text:p text:style-name="P2">Activitat 6</text:p>
      <text:list xml:id="list95811509777568" text:continue-numbering="true" text:style-name="L1">
        <text:list-item>
          <text:p text:style-name="P4">Com li diries a Google que indexe el contingut de la teua plana web excepte la teua zona de backoffice? Indica el codi exacte que posaries i on el posaries per què funciona. E<text:span text:style-name="T4">l</text:span> que tu comentes ací ja ho hauria de posar al teu hosting on tu em digues i hauria de funcionar.</text:p>
          <text:p text:style-name="P8">El codigo se pondria en el archivo «robots.txt» y se encuentra este archivo en la raíz del sitio web.</text:p>
          <text:p text:style-name="P8">El codigo es:</text:p>
          <text:p text:style-name="P8">User-agent:*</text:p>
          <text:p text:style-name="P8">Disallow: login.html</text:p>
          <text:p text:style-name="P8">Disallow: paneldeControl.html</text:p>
          <text:p text:style-name="P8">Disallow: reservasBackend.html</text:p>
          <text:p text:style-name="P8"><text:soft-page-break/>Disallow: atencionClienteBackend.html</text:p>
          <text:p text:style-name="P8"/>
        </text:list-item>
      </text:list>
      <text:p text:style-name="P2">Activitat 7</text:p>
      <text:list xml:id="list95810402078731" text:continue-numbering="true" text:style-name="L1">
        <text:list-item>
          <text:p text:style-name="P4">Crear un sitemap XML de la teua web i puja’l al teu hosting.</text:p>
          <text:p text:style-name="P4"/>
        </text:list-item>
      </text:list>
      <text:p text:style-name="P2">Activitat 8</text:p>
      <text:list xml:id="list95811332784337" text:continue-numbering="true" text:style-name="L1">
        <text:list-item>
          <text:p text:style-name="P4">Genera un mapa web de la pàgina web del teu projecte en format HTML i també en format XML per a què li agrade a Google. (indica la URL del mapa web en format HTML i XML del teu hosting)</text:p>
          <text:p text:style-name="P4"/>
        </text:list-item>
      </text:list>
      <text:p text:style-name="P2">Activitat 9</text:p>
      <text:list xml:id="list95810107101041" text:continue-numbering="true" text:style-name="L1">
        <text:list-item>
          <text:p text:style-name="P4">Segons el document guia optimizacion mototres busqueda.pdf per a què pots fer servir l’operador site:[] en Google. Argumenta la resposta i posa un exemple concre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8:07:36.489649684</meta:creation-date>
    <dc:date>2022-01-14T09:01:03.061801168</dc:date>
    <meta:editing-duration>PT2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381" meta:character-count="2183" meta:non-whitespace-character-count="1841"/>
  </office:meta>
</office:document-meta>
</file>